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IM01B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View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>Alejandro Sosa</text:p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3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>4/7/13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Actor can view an Image associated to an Album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3650017648033013442" text:style-name="L1">
              <text:list-item>
                <text:p text:style-name="P7">PhotoBomber is at the Slideshow View.</text:p>
              </text:list-item>
              <text:list-item>
                <text:p text:style-name="P7">The Album that the Actor is viewing has a least one Image. 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1409475208922451977" text:style-name="L2">
              <text:list-item>
                <text:p text:style-name="P8">PhotoBomber is at the Image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6057911926788087282" text:style-name="L3">
              <text:list-item>
                <text:p text:style-name="P9">The user is in Slideshow and clicks the dock button with a symbol of triangle between two bars.</text:p>
              </text:list-item>
              <text:list-item>
                <text:p text:style-name="P9">PhotoBomber will go to the Image View window and the image is displayed (E1, E2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3559826032939230398" text:style-name="L4">
              <text:list-item>
                <text:p text:style-name="P10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8751134874841147417" text:style-name="L5">
              <text:list-item>
                <text:p text:style-name="P11">If the image is not able to be displayed, a default image is displayed instead.</text:p>
              </text:list-item>
              <text:list-item>
                <text:p text:style-name="P11">If the name of the image cannot be displayed, the line "Failed to get image name!" will be displayed instead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7T16:39:21.73</dc:date>
    <meta:editing-duration>PT46M51S</meta:editing-duration>
    <meta:editing-cycles>28</meta:editing-cycles>
    <meta:generator>OpenOffice.org/3.4$Win32 OpenOffice.org_project/340m1$Build-9590</meta:generator>
    <meta:document-statistic meta:table-count="2" meta:image-count="0" meta:object-count="0" meta:page-count="1" meta:paragraph-count="40" meta:word-count="162" meta:character-count="916"/>
  </office:meta>
</office:document-meta>
</file>